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6f4f" officeooo:paragraph-rsid="00056f4f"/>
    </style:style>
    <style:style style:name="P2" style:family="paragraph" style:parent-style-name="Standard">
      <style:text-properties officeooo:rsid="0008832b" officeooo:paragraph-rsid="0008832b"/>
    </style:style>
    <style:style style:name="P3" style:family="paragraph" style:parent-style-name="Standard">
      <style:text-properties officeooo:rsid="0009ebfa" officeooo:paragraph-rsid="0009ebfa"/>
    </style:style>
    <style:style style:name="P4" style:family="paragraph" style:parent-style-name="Standard">
      <style:text-properties officeooo:rsid="000af01c" officeooo:paragraph-rsid="000af01c"/>
    </style:style>
    <style:style style:name="T1" style:family="text">
      <style:text-properties officeooo:rsid="0006a2af"/>
    </style:style>
    <style:style style:name="T2" style:family="text">
      <style:text-properties officeooo:rsid="0009ebfa"/>
    </style:style>
    <style:style style:name="T3" style:family="text">
      <style:text-properties officeooo:rsid="000af01c"/>
    </style:style>
    <style:style style:name="T4" style:family="text">
      <style:text-properties officeooo:rsid="000d86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role that I would have would be a managerial role, getting everyone on topic and helping them with parts that they do not understand, keeping everyone up to date on what has been done up to that point and directing them on what they should be doing at that point in time.<text:line-break/><text:line-break/>I would also need to be able to describe to the venture capitalists on what we as a group have achieved in a way that would be easy for them to understand.</text:p>
      <text:p text:style-name="P1"/>
      <text:p text:style-name="P1"/>
      <text:p text:style-name="P1">The other roles that would be needed would are: <text:span text:style-name="T1">p</text:span>rogrammer, <text:span text:style-name="T1">graphic designer, QA tester, marketer</text:span></text:p>
      <text:p text:style-name="P1"/>
      <text:p text:style-name="P2">The programmer would build the main part of the application which will turn off the functionality when you are driving and add the graphics that the graphic designer would make.</text:p>
      <text:p text:style-name="P2"/>
      <text:p text:style-name="P2">The graphic designer would make the application image and any images or graphics that would appear in the application</text:p>
      <text:p text:style-name="P2"/>
      <text:p text:style-name="P2">The QA tester would <text:span text:style-name="T2">test to make sure every part of the application works the way it is intended and is not possible to circumvent or disable</text:span></text:p>
      <text:p text:style-name="P2"/>
      <text:p text:style-name="P3">the marketer would advertise <text:span text:style-name="T3">and try to sell the app to the public and get it as popular and in the clients mind as possible</text:span></text:p>
      <text:p text:style-name="P3"/>
      <text:p text:style-name="P4">It would be good if everyone had experience working in a team, <text:span text:style-name="T4">while also being able to do what they need by them selv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9:20:00</meta:creation-date>
    <meta:initial-creator>KHA PHAN</meta:initial-creator>
    <dc:date>2019-08-13T18:32:06.447000000</dc:date>
    <meta:editing-duration>PT4H13M6S</meta:editing-duration>
    <meta:editing-cycles>2</meta:editing-cycles>
    <meta:generator>LibreOffice/6.0.3.2$Windows_X86_64 LibreOffice_project/8f48d515416608e3a835360314dac7e47fd0b821</meta:generator>
    <meta:document-statistic meta:table-count="0" meta:image-count="0" meta:object-count="0" meta:page-count="1" meta:paragraph-count="7" meta:word-count="225" meta:character-count="1208" meta:non-whitespace-character-count="989"/>
  </office:meta>
</office:document-meta>
</file>